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variant="normal" fo:text-transform="none" fo:color="#333333" style:font-name="Times New Roman1" fo:font-size="12pt" fo:letter-spacing="normal" fo:font-style="normal" fo:font-weight="normal"/>
    </style:style>
    <style:style style:name="T4" style:family="text">
      <style:text-properties fo:font-variant="normal" fo:text-transform="none" fo:color="#333333" style:font-name="Times New Roman1" fo:font-size="12pt" fo:letter-spacing="normal" fo:font-style="norm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BåtAdmin</text:p>
      <text:p text:style-name="P2">Introduktion</text:p>
      <text:p text:style-name="Standard">"Den Glada Piraten" är en båtklubb. <text:line-break/><text:line-break/>Det behövs bättre medlemmshantering, ett lättare sätt för klubbmedlemmarna att hålla koll på viktiga datum. Ett bättre betalningssystem så att man inte missar betalningar eller missa att ta betalt. Lättare sätt att hitta lämpliga båtplatser beroende på storlek av båten och avståndet till botten. </text:p>
      <text:p text:style-name="Standard"/>
      <text:p text:style-name="Standard">Just nu sköts allting manuellt och det finns inget som helst påbörjat arbete som måste följas. </text:p>
      <text:p text:style-name="Standard"><text:line-break/><text:span text:style-name="T1">Användargrupper</text:span></text:p>
      <text:p text:style-name="Standard"><text:span text:style-name="T2">Klubbmedlem</text:span>: behöver hålla koll på event, betalning, båtplats, etc. Låg datorkunskap.</text:p>
      <text:p text:style-name="Standard"/>
      <text:p text:style-name="Standard"><text:span text:style-name="T2">Sekreterare</text:span>: behöver hjälp att boka på ett sätt så att alla blir nöjda. Låg/medel datorkunskap.</text:p>
      <text:p text:style-name="Standard"/>
      <text:p text:style-name="Standard"><text:span text:style-name="T2">Kassör</text:span>: håller koll på betalningar. Låg/medel datorkunskap.</text:p>
      <text:p text:style-name="Standard"/>
      <text:p text:style-name="Standard"><text:span text:style-name="T2">Klubbansvarig</text:span>: Ser till att allt rullar på som det ska. Låg datorkunskap. </text:p>
      <text:p text:style-name="Standard"/>
      <text:p text:style-name="P2">Intressenter</text:p>
      <text:p text:style-name="Standard"><text:span text:style-name="T2">Adam Adamsson</text:span><text:line-break/>Äger klubben och bestämmer i större drag. <text:a xlink:type="simple" xlink:href="mailto:adam@gladpirat.se">adam@gladpirat.se</text:a>, 075 5555555.</text:p>
      <text:p text:style-name="Standard"/>
      <text:p text:style-name="Standard"><text:span text:style-name="T2">Lisa Lidsson </text:span><text:line-break/>Befintlig sekreterare. <text:a xlink:type="simple" xlink:href="mailto:lisa@gladpirat.se">lisa@gladpirat.se</text:a>, 075 4444444.</text:p>
      <text:p text:style-name="Standard"/>
      <text:p text:style-name="Standard"><text:span text:style-name="T2">Sten Björnsson</text:span><text:line-break/>Befintlig kassör. <text:a xlink:type="simple" xlink:href="mailto:Sten@gladpirat.se">Sten@gladpirat.se</text:a>, 075 3333333.</text:p>
      <text:p text:style-name="Standard"/>
      <text:p text:style-name="Standard"><text:span text:style-name="T2">One.com</text:span><text:line-break/>Sida för webbhotell. <text:a xlink:type="simple" xlink:href="https://www.one.com/sv/support">https://www.one.com/sv/support</text:a> .</text:p>
      <text:p text:style-name="Standard"/>
      <text:p text:style-name="P3">Räddningstjänsten</text:p>
      <text:p text:style-name="Standard">Regler/lagar/standarder när man tex byter båtpla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Liknande</text:span> <text:span text:style-name="T1">System</text:span></text:p>
      <text:p text:style-name="Standard"><text:soft-page-break/>Förenings Husets Medlemssystem, SportAdmin, Kansliet är tre olika system för <text:span text:style-name="T3">medlemsregister. </text:span></text:p>
      <text:p text:style-name="Standard"><text:span text:style-name="T3"><text:tab/></text:span></text:p>
      <text:p text:style-name="Standard"><text:span text:style-name="T3"><text:tab/></text:span><text:span text:style-name="T4">PROS</text:span></text:p>
      <text:p text:style-name="Standard"><text:tab/>-samlar statestik.</text:p>
      <text:p text:style-name="Standard"><text:tab/>-Skickar ut påminnelser.</text:p>
      <text:p text:style-name="Standard"><text:tab/>-håller koll på "kunders" obetalade avgifter.</text:p>
      <text:p text:style-name="Standard"><text:tab/>-Allt sker genom webben.</text:p>
      <text:p text:style-name="Standard"><text:tab/>-sms påminellser.</text:p>
      <text:p text:style-name="Standard"><text:tab/>-medlemsavgift via mail.</text:p>
      <text:p text:style-name="Standard"><text:tab/>-klubbforum.</text:p>
      <text:p text:style-name="Standard"><text:tab/>-schema.</text:p>
      <text:p text:style-name="Standard"><text:tab/>-Allting sker online.</text:p>
      <text:p text:style-name="Standard"><text:tab/>-Anpassningsbar för olika behov.</text:p>
      <text:p text:style-name="Standard"><text:tab/>-håller koll på mycket.</text:p>
      <text:p text:style-name="Standard"><text:tab/>-användarvänligt.</text:p>
      <text:p text:style-name="Standard"><text:tab/><text:span text:style-name="T2">CONS</text:span></text:p>
      <text:p text:style-name="Standard"><text:tab/>-Innehåller mycket onödiga funktioner "Den Glada Piraten"</text:p>
      <text:p text:style-name="Standard"><text:tab/>-SportAdmin fokuserar på sportorganisationer.</text:p>
      <text:p text:style-name="Standard"><text:tab/>-Saknar funktionalitet som är viktig för båtklubben.</text:p>
      <text:p text:style-name="Standard"><text:line-break/>BåtAdmin kommer innehålla alla posetiva faktorer och lösa de negativa.</text:p>
      <text:p text:style-name="Standard"/>
      <text:p text:style-name="Standard"/>
      <text:p text:style-name="P2">Baskra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M42S</meta:editing-duration>
    <meta:editing-cycles>49</meta:editing-cycles>
    <meta:generator>OpenOffice.org/3.4.1$Win32 OpenOffice.org_project/341m1$Build-9593</meta:generator>
    <dc:date>2013-12-02T20:09:39.44</dc:date>
    <meta:document-statistic meta:table-count="0" meta:image-count="0" meta:object-count="0" meta:page-count="2" meta:paragraph-count="38" meta:word-count="233" meta:character-count="1779"/>
    <meta:user-defined meta:name="Info 1"/>
    <meta:user-defined meta:name="Info 2"/>
    <meta:user-defined meta:name="Info 3"/>
    <meta:user-defined meta:name="Info 4"/>
  </office:meta>
</office:document-meta>
</file>